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40.11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40.9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100.35pt"/>
    </style:style>
    <style:style style:name="co7" style:family="table-column">
      <style:table-column-properties fo:break-before="auto" style:column-width="82.54pt"/>
    </style:style>
    <style:style style:name="co8" style:family="table-column">
      <style:table-column-properties fo:break-before="auto" style:column-width="68.71pt"/>
    </style:style>
    <style:style style:name="co9" style:family="table-column">
      <style:table-column-properties fo:break-before="auto" style:column-width="12.3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fo:font-size="12pt" style:font-size-asian="12pt" style:font-size-complex="12pt"/>
    </style:style>
    <style:style style:name="ce1" style:family="table-cell" style:parent-style-name="Default" style:data-style-name="N100">
      <style:table-cell-properties fo:padding="2.01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0"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wrap-option="wrap"/>
      <style:text-properties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7"/>
        <table:table-column table:style-name="co9" table:default-cell-style-name="ce3"/>
        <table:table-column table:style-name="co10" table:default-cell-style-name="ce3"/>
        <table:table-column table:style-name="co2" table:default-cell-style-name="Default"/>
        <table:table-column table:style-name="co10" table:default-cell-style-name="ce3"/>
        <table:table-column table:style-name="co4" table:default-cell-style-name="Default"/>
        <table:table-column table:style-name="co10" table:default-cell-style-name="ce3"/>
        <table:table-column table:style-name="co6" table:default-cell-style-name="Default"/>
        <table:table-column table:style-name="co10" table:default-cell-style-name="ce3"/>
        <table:table-column table:style-name="co8" table:default-cell-style-name="Default"/>
        <table:table-column table:style-name="co10" table:number-columns-repeated="1000" table:default-cell-style-name="ce3"/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41885" calcext:value-type="float">
            <text:p>14188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78787" calcext:value-type="float">
            <text:p>37878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8825" calcext:value-type="float">
            <text:p>6882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37946" calcext:value-type="float">
            <text:p>23794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40120" calcext:value-type="float">
            <text:p>34012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84139" calcext:value-type="float">
            <text:p>18413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34373" calcext:value-type="float">
            <text:p>43437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9096" calcext:value-type="float">
            <text:p>5909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19728" calcext:value-type="float">
            <text:p>31972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91737" calcext:value-type="float">
            <text:p>69173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93751" calcext:value-type="float">
            <text:p>39375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49073" calcext:value-type="float">
            <text:p>24907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82548" calcext:value-type="float">
            <text:p>8254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83858" calcext:value-type="float">
            <text:p>18385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22845" calcext:value-type="float">
            <text:p>42284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9122" calcext:value-type="float">
            <text:p>6912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51002" calcext:value-type="float">
            <text:p>25100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89051" calcext:value-type="float">
            <text:p>58905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11149" calcext:value-type="float">
            <text:p>21114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02365" calcext:value-type="float">
            <text:p>60236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4273" calcext:value-type="float">
            <text:p>6427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41548" calcext:value-type="float">
            <text:p>34154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807557" calcext:value-type="float">
            <text:p>80755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78103" calcext:value-type="float">
            <text:p>47810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45591" calcext:value-type="float">
            <text:p>34559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62686" calcext:value-type="float">
            <text:p>16268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54465" calcext:value-type="float">
            <text:p>15446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20955" calcext:value-type="float">
            <text:p>22095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05602" calcext:value-type="float">
            <text:p>10560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14460" calcext:value-type="float">
            <text:p>21446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72040" calcext:value-type="float">
            <text:p>47204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6931" calcext:value-type="float">
            <text:p>7693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61942" calcext:value-type="float">
            <text:p>26194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59049" calcext:value-type="float">
            <text:p>95904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45562" calcext:value-type="float">
            <text:p>24556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810091" calcext:value-type="float">
            <text:p>81009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2674" calcext:value-type="float">
            <text:p>7267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80546" calcext:value-type="float">
            <text:p>38054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877683" calcext:value-type="float">
            <text:p>87768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56526" calcext:value-type="float">
            <text:p>55652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15115" calcext:value-type="float">
            <text:p>41511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51407" calcext:value-type="float">
            <text:p>25140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17895" calcext:value-type="float">
            <text:p>21789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06511" calcext:value-type="float">
            <text:p>40651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61727" calcext:value-type="float">
            <text:p>26172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30760" calcext:value-type="float">
            <text:p>23076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44161" calcext:value-type="float">
            <text:p>24416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23287" calcext:value-type="float">
            <text:p>52328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83059" calcext:value-type="float">
            <text:p>8305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75248" calcext:value-type="float">
            <text:p>27524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372812" calcext:value-type="float">
            <text:p>137281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77575" calcext:value-type="float">
            <text:p>27757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049458" calcext:value-type="float">
            <text:p>104945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2749" calcext:value-type="float">
            <text:p>7274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07350" calcext:value-type="float">
            <text:p>40735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38261" calcext:value-type="float">
            <text:p>93826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38829" calcext:value-type="float">
            <text:p>63882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02741" calcext:value-type="float">
            <text:p>50274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40989" calcext:value-type="float">
            <text:p>34098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35981" calcext:value-type="float">
            <text:p>23598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64317" calcext:value-type="float">
            <text:p>56431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22823" calcext:value-type="float">
            <text:p>42282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81434" calcext:value-type="float">
            <text:p>58143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53407" calcext:value-type="float">
            <text:p>15340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47178" calcext:value-type="float">
            <text:p>14717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5448" calcext:value-type="float">
            <text:p>7544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5211" calcext:value-type="float">
            <text:p>5521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27901" calcext:value-type="float">
            <text:p>12790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98335" calcext:value-type="float">
            <text:p>29833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69328" calcext:value-type="float">
            <text:p>26932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10408" calcext:value-type="float">
            <text:p>61040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7199" calcext:value-type="float">
            <text:p>9719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97675" calcext:value-type="float">
            <text:p>29767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918608" calcext:value-type="float">
            <text:p>191860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20823" calcext:value-type="float">
            <text:p>32082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348233" calcext:value-type="float">
            <text:p>134823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6748" calcext:value-type="float">
            <text:p>7674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47040" calcext:value-type="float">
            <text:p>44704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044054" calcext:value-type="float">
            <text:p>104405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37987" calcext:value-type="float">
            <text:p>73798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81185" calcext:value-type="float">
            <text:p>58118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16823" calcext:value-type="float">
            <text:p>51682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80652" calcext:value-type="float">
            <text:p>28065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87917" calcext:value-type="float">
            <text:p>68791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81904" calcext:value-type="float">
            <text:p>68190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37903" calcext:value-type="float">
            <text:p>93790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15739" calcext:value-type="float">
            <text:p>21573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43031" calcext:value-type="float">
            <text:p>34303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36621" calcext:value-type="float">
            <text:p>13662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57445" calcext:value-type="float">
            <text:p>15744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09527" calcext:value-type="float">
            <text:p>30952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99455" calcext:value-type="float">
            <text:p>39945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40455" calcext:value-type="float">
            <text:p>14045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84574" calcext:value-type="float">
            <text:p>28457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37699" calcext:value-type="float">
            <text:p>73769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08830" calcext:value-type="float">
            <text:p>10883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09978" calcext:value-type="float">
            <text:p>30997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428921" calcext:value-type="float">
            <text:p>242892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73306" calcext:value-type="float">
            <text:p>37330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724033" calcext:value-type="float">
            <text:p>172403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8085" calcext:value-type="float">
            <text:p>7808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70019" calcext:value-type="float">
            <text:p>47001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025227" calcext:value-type="float">
            <text:p>102522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53419" calcext:value-type="float">
            <text:p>75341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94398" calcext:value-type="float">
            <text:p>59439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91392" calcext:value-type="float">
            <text:p>69139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91948" calcext:value-type="float">
            <text:p>29194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79828" calcext:value-type="float">
            <text:p>77982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829210" calcext:value-type="float">
            <text:p>82921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519467" calcext:value-type="float">
            <text:p>151946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52411" calcext:value-type="float">
            <text:p>35241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85866" calcext:value-type="float">
            <text:p>68586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75651" calcext:value-type="float">
            <text:p>37565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76183" calcext:value-type="float">
            <text:p>47618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90756" calcext:value-type="float">
            <text:p>59075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01793" calcext:value-type="float">
            <text:p>50179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83702" calcext:value-type="float">
            <text:p>38370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7574" calcext:value-type="float">
            <text:p>9757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12267" calcext:value-type="float">
            <text:p>21226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17976" calcext:value-type="float">
            <text:p>31797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94514" calcext:value-type="float">
            <text:p>99451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47545" calcext:value-type="float">
            <text:p>14754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70792" calcext:value-type="float">
            <text:p>37079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097394" calcext:value-type="float">
            <text:p>309739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89555" calcext:value-type="float">
            <text:p>48955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311786" calcext:value-type="float">
            <text:p>231178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1532" calcext:value-type="float">
            <text:p>9153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83034" calcext:value-type="float">
            <text:p>58303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119348" calcext:value-type="float">
            <text:p>111934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869039" calcext:value-type="float">
            <text:p>86903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68507" calcext:value-type="float">
            <text:p>66850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06185" calcext:value-type="float">
            <text:p>90618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14120" calcext:value-type="float">
            <text:p>31412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82405" calcext:value-type="float">
            <text:p>98240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002717" calcext:value-type="float">
            <text:p>100271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980329" calcext:value-type="float">
            <text:p>198032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17762" calcext:value-type="float">
            <text:p>51776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88416" calcext:value-type="float">
            <text:p>98841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06526" calcext:value-type="float">
            <text:p>60652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851470" calcext:value-type="float">
            <text:p>85147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71623" calcext:value-type="float">
            <text:p>77162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83169" calcext:value-type="float">
            <text:p>58316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82044" calcext:value-type="float">
            <text:p>68204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09897" calcext:value-type="float">
            <text:p>20989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97654" calcext:value-type="float">
            <text:p>39765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87445" calcext:value-type="float">
            <text:p>8744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12592" calcext:value-type="float">
            <text:p>21259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92214" calcext:value-type="float">
            <text:p>19221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05391" calcext:value-type="float">
            <text:p>30539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2597" calcext:value-type="float">
            <text:p>9259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26073" calcext:value-type="float">
            <text:p>32607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231066" calcext:value-type="float">
            <text:p>123106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74620" calcext:value-type="float">
            <text:p>17462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60147" calcext:value-type="float">
            <text:p>46014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880735" calcext:value-type="float">
            <text:p>388073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72035" calcext:value-type="float">
            <text:p>67203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906215" calcext:value-type="float">
            <text:p>290621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12216" calcext:value-type="float">
            <text:p>11221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87049" calcext:value-type="float">
            <text:p>68704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219630" calcext:value-type="float">
            <text:p>121963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92622" calcext:value-type="float">
            <text:p>99262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03708" calcext:value-type="float">
            <text:p>70370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057286" calcext:value-type="float">
            <text:p>105728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15098" calcext:value-type="float">
            <text:p>31509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155684" calcext:value-type="float">
            <text:p>115568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109801" calcext:value-type="float">
            <text:p>110980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339511" calcext:value-type="float">
            <text:p>233951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08002" calcext:value-type="float">
            <text:p>70800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350428" calcext:value-type="float">
            <text:p>135042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91305" calcext:value-type="float">
            <text:p>79130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711951" calcext:value-type="float">
            <text:p>171195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64201" calcext:value-type="float">
            <text:p>96420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28279" calcext:value-type="float">
            <text:p>62827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182012" calcext:value-type="float">
            <text:p>118201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35450" calcext:value-type="float">
            <text:p>43545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49113" calcext:value-type="float">
            <text:p>74911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40424" calcext:value-type="float">
            <text:p>14042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04215" calcext:value-type="float">
            <text:p>60421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74913" calcext:value-type="float">
            <text:p>67491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75881" calcext:value-type="float">
            <text:p>77588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79994" calcext:value-type="float">
            <text:p>37999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72023" calcext:value-type="float">
            <text:p>17202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rego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2465" calcext:value-type="float">
            <text:p>5246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18300" calcext:value-type="float">
            <text:p>31830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457351" calcext:value-type="float">
            <text:p>145735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17353" calcext:value-type="float">
            <text:p>21735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37454" calcext:value-type="float">
            <text:p>53745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382759" calcext:value-type="float">
            <text:p>438275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06096" calcext:value-type="float">
            <text:p>90609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521951" calcext:value-type="float">
            <text:p>352195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25015" calcext:value-type="float">
            <text:p>12501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80894" calcext:value-type="float">
            <text:p>78089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225163" calcext:value-type="float">
            <text:p>122516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071361" calcext:value-type="float">
            <text:p>107136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05606" calcext:value-type="float">
            <text:p>70560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184109" calcext:value-type="float">
            <text:p>118410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30551" calcext:value-type="float">
            <text:p>33055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321011" calcext:value-type="float">
            <text:p>132101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258520" calcext:value-type="float">
            <text:p>125852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665260" calcext:value-type="float">
            <text:p>266526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26915" calcext:value-type="float">
            <text:p>72691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680637" calcext:value-type="float">
            <text:p>168063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827922" calcext:value-type="float">
            <text:p>82792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539891" calcext:value-type="float">
            <text:p>253989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96992" calcext:value-type="float">
            <text:p>99699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26915" calcext:value-type="float">
            <text:p>62691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721295" calcext:value-type="float">
            <text:p>172129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84471" calcext:value-type="float">
            <text:p>48447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184059" calcext:value-type="float">
            <text:p>118405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87748" calcext:value-type="float">
            <text:p>18774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818579" calcext:value-type="float">
            <text:p>81857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194020" calcext:value-type="float">
            <text:p>119402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054670" calcext:value-type="float">
            <text:p>105467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60247" calcext:value-type="float">
            <text:p>56024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39706" calcext:value-type="float">
            <text:p>43970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rego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0923" calcext:value-type="float">
            <text:p>9092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ans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64399" calcext:value-type="float">
            <text:p>36439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est Virgi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42014" calcext:value-type="float">
            <text:p>44201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vad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2941" calcext:value-type="float">
            <text:p>4294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22993" calcext:value-type="float">
            <text:p>12299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46991" calcext:value-type="float">
            <text:p>34699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783085" calcext:value-type="float">
            <text:p>178308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76531" calcext:value-type="float">
            <text:p>27653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22700" calcext:value-type="float">
            <text:p>62270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082871" calcext:value-type="float">
            <text:p>508287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131116" calcext:value-type="float">
            <text:p>113111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282891" calcext:value-type="float">
            <text:p>428289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46608" calcext:value-type="float">
            <text:p>14660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34943" calcext:value-type="float">
            <text:p>93494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512565" calcext:value-type="float">
            <text:p>151256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399750" calcext:value-type="float">
            <text:p>139975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95577" calcext:value-type="float">
            <text:p>99557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542180" calcext:value-type="float">
            <text:p>154218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32286" calcext:value-type="float">
            <text:p>33228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648690" calcext:value-type="float">
            <text:p>164869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542359" calcext:value-type="float">
            <text:p>154235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198062" calcext:value-type="float">
            <text:p>319806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39946" calcext:value-type="float">
            <text:p>93994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978301" calcext:value-type="float">
            <text:p>197830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131597" calcext:value-type="float">
            <text:p>113159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077871" calcext:value-type="float">
            <text:p>307787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262505" calcext:value-type="float">
            <text:p>126250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48936" calcext:value-type="float">
            <text:p>64893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168380" calcext:value-type="float">
            <text:p>216838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802525" calcext:value-type="float">
            <text:p>80252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636937" calcext:value-type="float">
            <text:p>163693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69493" calcext:value-type="float">
            <text:p>26949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591749" calcext:value-type="float">
            <text:p>159174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624615" calcext:value-type="float">
            <text:p>162461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315497" calcext:value-type="float">
            <text:p>131549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864694" calcext:value-type="float">
            <text:p>86469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80773" calcext:value-type="float">
            <text:p>78077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rego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74768" calcext:value-type="float">
            <text:p>17476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ans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96096" calcext:value-type="float">
            <text:p>99609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est Virgi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18457" calcext:value-type="float">
            <text:p>61845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vad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2266" calcext:value-type="float">
            <text:p>6226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52402" calcext:value-type="float">
            <text:p>45240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lorad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94327" calcext:value-type="float">
            <text:p>19432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76530" calcext:value-type="float">
            <text:p>37653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238947" calcext:value-type="float">
            <text:p>223894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45506" calcext:value-type="float">
            <text:p>34550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46258" calcext:value-type="float">
            <text:p>74625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003174" calcext:value-type="float">
            <text:p>600317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444933" calcext:value-type="float">
            <text:p>144493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258113" calcext:value-type="float">
            <text:p>525811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68493" calcext:value-type="float">
            <text:p>16849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042390" calcext:value-type="float">
            <text:p>104239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655980" calcext:value-type="float">
            <text:p>165598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617949" calcext:value-type="float">
            <text:p>161794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151149" calcext:value-type="float">
            <text:p>115114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837353" calcext:value-type="float">
            <text:p>183735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32422" calcext:value-type="float">
            <text:p>33242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858635" calcext:value-type="float">
            <text:p>185863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767518" calcext:value-type="float">
            <text:p>176751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672329" calcext:value-type="float">
            <text:p>367232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118588" calcext:value-type="float">
            <text:p>111858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192404" calcext:value-type="float">
            <text:p>219240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289600" calcext:value-type="float">
            <text:p>128960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826352" calcext:value-type="float">
            <text:p>382635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513401" calcext:value-type="float">
            <text:p>151340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61086" calcext:value-type="float">
            <text:p>66108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679185" calcext:value-type="float">
            <text:p>267918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128211" calcext:value-type="float">
            <text:p>112821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093890" calcext:value-type="float">
            <text:p>209389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91422" calcext:value-type="float">
            <text:p>39142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235527" calcext:value-type="float">
            <text:p>223552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912297" calcext:value-type="float">
            <text:p>191229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693330" calcext:value-type="float">
            <text:p>169333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213398" calcext:value-type="float">
            <text:p>121339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310283" calcext:value-type="float">
            <text:p>131028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rego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17704" calcext:value-type="float">
            <text:p>31770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ans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428108" calcext:value-type="float">
            <text:p>142810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est Virgi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62794" calcext:value-type="float">
            <text:p>76279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vad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7355" calcext:value-type="float">
            <text:p>4735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062656" calcext:value-type="float">
            <text:p>106265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lorad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13249" calcext:value-type="float">
            <text:p>41324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Dak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90983" calcext:value-type="float">
            <text:p>19098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Dak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48600" calcext:value-type="float">
            <text:p>34860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42924" calcext:value-type="float">
            <text:p>14292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ashingto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57232" calcext:value-type="float">
            <text:p>35723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dah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88548" calcext:value-type="float">
            <text:p>8854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yoming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2555" calcext:value-type="float">
            <text:p>6255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11588" calcext:value-type="float">
            <text:p>41158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805346" calcext:value-type="float">
            <text:p>280534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28556" calcext:value-type="float">
            <text:p>42855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08420" calcext:value-type="float">
            <text:p>90842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268894" calcext:value-type="float">
            <text:p>726889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883669" calcext:value-type="float">
            <text:p>188366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302115" calcext:value-type="float">
            <text:p>630211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84735" calcext:value-type="float">
            <text:p>18473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188044" calcext:value-type="float">
            <text:p>118804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854184" calcext:value-type="float">
            <text:p>185418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893810" calcext:value-type="float">
            <text:p>189381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340316" calcext:value-type="float">
            <text:p>134031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216331" calcext:value-type="float">
            <text:p>221633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43641" calcext:value-type="float">
            <text:p>34364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147174" calcext:value-type="float">
            <text:p>214717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020616" calcext:value-type="float">
            <text:p>202061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157545" calcext:value-type="float">
            <text:p>415754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381625" calcext:value-type="float">
            <text:p>138162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516462" calcext:value-type="float">
            <text:p>251646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551270" calcext:value-type="float">
            <text:p>155127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821550" calcext:value-type="float">
            <text:p>482155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828697" calcext:value-type="float">
            <text:p>182869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94466" calcext:value-type="float">
            <text:p>69446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106665" calcext:value-type="float">
            <text:p>310666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311564" calcext:value-type="float">
            <text:p>131156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420982" calcext:value-type="float">
            <text:p>242098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28542" calcext:value-type="float">
            <text:p>52854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048710" calcext:value-type="float">
            <text:p>304871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231853" calcext:value-type="float">
            <text:p>223185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069042" calcext:value-type="float">
            <text:p>206904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485053" calcext:value-type="float">
            <text:p>148505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751394" calcext:value-type="float">
            <text:p>175139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rego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13536" calcext:value-type="float">
            <text:p>41353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ans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470495" calcext:value-type="float">
            <text:p>147049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est Virgi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58800" calcext:value-type="float">
            <text:p>95880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vad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2335" calcext:value-type="float">
            <text:p>4233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066300" calcext:value-type="float">
            <text:p>106630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lorad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39700" calcext:value-type="float">
            <text:p>53970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Dak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19146" calcext:value-type="float">
            <text:p>31914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Dak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01570" calcext:value-type="float">
            <text:p>40157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43329" calcext:value-type="float">
            <text:p>24332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ashingto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18103" calcext:value-type="float">
            <text:p>51810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dah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61772" calcext:value-type="float">
            <text:p>16177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yoming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2531" calcext:value-type="float">
            <text:p>9253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Utah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76749" calcext:value-type="float">
            <text:p>27674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30572" calcext:value-type="float">
            <text:p>43057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366416" calcext:value-type="float">
            <text:p>336641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42610" calcext:value-type="float">
            <text:p>54261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114756" calcext:value-type="float">
            <text:p>111475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113614" calcext:value-type="float">
            <text:p>911361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537167" calcext:value-type="float">
            <text:p>253716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665111" calcext:value-type="float">
            <text:p>766511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02322" calcext:value-type="float">
            <text:p>20232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295346" calcext:value-type="float">
            <text:p>129534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061612" calcext:value-type="float">
            <text:p>206161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206287" calcext:value-type="float">
            <text:p>220628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515400" calcext:value-type="float">
            <text:p>151540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609121" calcext:value-type="float">
            <text:p>260912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55956" calcext:value-type="float">
            <text:p>35595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289905" calcext:value-type="float">
            <text:p>228990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184789" calcext:value-type="float">
            <text:p>218478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767121" calcext:value-type="float">
            <text:p>476712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656388" calcext:value-type="float">
            <text:p>165638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700876" calcext:value-type="float">
            <text:p>270087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797114" calcext:value-type="float">
            <text:p>179711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638591" calcext:value-type="float">
            <text:p>563859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138093" calcext:value-type="float">
            <text:p>213809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42371" calcext:value-type="float">
            <text:p>74237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293335" calcext:value-type="float">
            <text:p>329333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574449" calcext:value-type="float">
            <text:p>157444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810173" calcext:value-type="float">
            <text:p>281017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52619" calcext:value-type="float">
            <text:p>75261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896542" calcext:value-type="float">
            <text:p>389654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224771" calcext:value-type="float">
            <text:p>222477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333860" calcext:value-type="float">
            <text:p>233386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377549" calcext:value-type="float">
            <text:p>237754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075708" calcext:value-type="float">
            <text:p>207570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rego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72765" calcext:value-type="float">
            <text:p>67276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ans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690949" calcext:value-type="float">
            <text:p>169094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est Virgi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221119" calcext:value-type="float">
            <text:p>122111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vad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81875" calcext:value-type="float">
            <text:p>8187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192214" calcext:value-type="float">
            <text:p>119221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lorad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99024" calcext:value-type="float">
            <text:p>79902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Dak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77056" calcext:value-type="float">
            <text:p>57705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Dak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83888" calcext:value-type="float">
            <text:p>58388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76053" calcext:value-type="float">
            <text:p>37605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ashingto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141990" calcext:value-type="float">
            <text:p>114199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dah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25594" calcext:value-type="float">
            <text:p>32559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yoming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45965" calcext:value-type="float">
            <text:p>14596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Utah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73351" calcext:value-type="float">
            <text:p>37335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klahom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657155" calcext:value-type="float">
            <text:p>165715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43083" calcext:value-type="float">
            <text:p>44308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852356" calcext:value-type="float">
            <text:p>385235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04397" calcext:value-type="float">
            <text:p>60439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380631" calcext:value-type="float">
            <text:p>138063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0385227" calcext:value-type="float">
            <text:p>1038522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155900" calcext:value-type="float">
            <text:p>315590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8720017" calcext:value-type="float">
            <text:p>872001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23003" calcext:value-type="float">
            <text:p>22300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449661" calcext:value-type="float">
            <text:p>144966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309187" calcext:value-type="float">
            <text:p>230918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559123" calcext:value-type="float">
            <text:p>255912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683724" calcext:value-type="float">
            <text:p>168372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895832" calcext:value-type="float">
            <text:p>289583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52428" calcext:value-type="float">
            <text:p>35242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416630" calcext:value-type="float">
            <text:p>241663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337885" calcext:value-type="float">
            <text:p>233788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759394" calcext:value-type="float">
            <text:p>575939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798509" calcext:value-type="float">
            <text:p>179850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930390" calcext:value-type="float">
            <text:p>293039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790618" calcext:value-type="float">
            <text:p>179061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485280" calcext:value-type="float">
            <text:p>648528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348174" calcext:value-type="float">
            <text:p>234817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68014" calcext:value-type="float">
            <text:p>76801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404055" calcext:value-type="float">
            <text:p>340405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752204" calcext:value-type="float">
            <text:p>175220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668412" calcext:value-type="float">
            <text:p>366841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68470" calcext:value-type="float">
            <text:p>96847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663228" calcext:value-type="float">
            <text:p>466322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404021" calcext:value-type="float">
            <text:p>240402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632067" calcext:value-type="float">
            <text:p>263206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426861" calcext:value-type="float">
            <text:p>342686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387125" calcext:value-type="float">
            <text:p>238712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rego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83389" calcext:value-type="float">
            <text:p>78338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ans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769257" calcext:value-type="float">
            <text:p>176925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est Virgi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463701" calcext:value-type="float">
            <text:p>146370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vad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7407" calcext:value-type="float">
            <text:p>7740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296372" calcext:value-type="float">
            <text:p>129637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lorad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39629" calcext:value-type="float">
            <text:p>93962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Dak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46872" calcext:value-type="float">
            <text:p>64687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Dak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36547" calcext:value-type="float">
            <text:p>63654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48889" calcext:value-type="float">
            <text:p>54888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ashingto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356621" calcext:value-type="float">
            <text:p>135662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dah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31866" calcext:value-type="float">
            <text:p>43186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yoming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94402" calcext:value-type="float">
            <text:p>19440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Utah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49396" calcext:value-type="float">
            <text:p>44939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klahom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028283" calcext:value-type="float">
            <text:p>202828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Mexic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60350" calcext:value-type="float">
            <text:p>36035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rizo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34162" calcext:value-type="float">
            <text:p>33416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65293" calcext:value-type="float">
            <text:p>46529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249614" calcext:value-type="float">
            <text:p>424961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87497" calcext:value-type="float">
            <text:p>68749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606903" calcext:value-type="float">
            <text:p>160690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2588066" calcext:value-type="float">
            <text:p>1258806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041334" calcext:value-type="float">
            <text:p>404133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631350" calcext:value-type="float">
            <text:p>963135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38380" calcext:value-type="float">
            <text:p>23838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631526" calcext:value-type="float">
            <text:p>163152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421851" calcext:value-type="float">
            <text:p>242185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170276" calcext:value-type="float">
            <text:p>317027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738765" calcext:value-type="float">
            <text:p>173876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908506" calcext:value-type="float">
            <text:p>290850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59611" calcext:value-type="float">
            <text:p>35961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614589" calcext:value-type="float">
            <text:p>261458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616556" calcext:value-type="float">
            <text:p>261655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646697" calcext:value-type="float">
            <text:p>664669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101593" calcext:value-type="float">
            <text:p>210159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238503" calcext:value-type="float">
            <text:p>323850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009821" calcext:value-type="float">
            <text:p>200982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630654" calcext:value-type="float">
            <text:p>763065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646248" calcext:value-type="float">
            <text:p>264624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97423" calcext:value-type="float">
            <text:p>79742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629367" calcext:value-type="float">
            <text:p>362936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854482" calcext:value-type="float">
            <text:p>185448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842325" calcext:value-type="float">
            <text:p>484232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468211" calcext:value-type="float">
            <text:p>146821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824715" calcext:value-type="float">
            <text:p>582471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470939" calcext:value-type="float">
            <text:p>247093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939006" calcext:value-type="float">
            <text:p>293900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677251" calcext:value-type="float">
            <text:p>567725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563953" calcext:value-type="float">
            <text:p>256395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rego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53786" calcext:value-type="float">
            <text:p>95378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ans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880999" calcext:value-type="float">
            <text:p>188099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est Virgi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729205" calcext:value-type="float">
            <text:p>172920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vad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1058" calcext:value-type="float">
            <text:p>9105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377963" calcext:value-type="float">
            <text:p>137796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lorad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035791" calcext:value-type="float">
            <text:p>103579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Dak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80845" calcext:value-type="float">
            <text:p>68084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Dak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92849" calcext:value-type="float">
            <text:p>69284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37606" calcext:value-type="float">
            <text:p>53760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ashingto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563396" calcext:value-type="float">
            <text:p>156339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dah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45032" calcext:value-type="float">
            <text:p>44503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yoming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25565" calcext:value-type="float">
            <text:p>22556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Utah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07847" calcext:value-type="float">
            <text:p>50784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klahom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396040" calcext:value-type="float">
            <text:p>239604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Mexic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23317" calcext:value-type="float">
            <text:p>42331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rizo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35573" calcext:value-type="float">
            <text:p>43557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91524" calcext:value-type="float">
            <text:p>49152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316721" calcext:value-type="float">
            <text:p>431672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13346" calcext:value-type="float">
            <text:p>71334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709242" calcext:value-type="float">
            <text:p>170924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3479142" calcext:value-type="float">
            <text:p>1347914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160165" calcext:value-type="float">
            <text:p>416016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900180" calcext:value-type="float">
            <text:p>990018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66505" calcext:value-type="float">
            <text:p>26650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821244" calcext:value-type="float">
            <text:p>182124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677773" calcext:value-type="float">
            <text:p>267777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571623" calcext:value-type="float">
            <text:p>357162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899804" calcext:value-type="float">
            <text:p>189980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123723" calcext:value-type="float">
            <text:p>312372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59231" calcext:value-type="float">
            <text:p>35923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845627" calcext:value-type="float">
            <text:p>284562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915841" calcext:value-type="float">
            <text:p>291584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907612" calcext:value-type="float">
            <text:p>690761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363880" calcext:value-type="float">
            <text:p>236388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427796" calcext:value-type="float">
            <text:p>342779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183796" calcext:value-type="float">
            <text:p>218379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897241" calcext:value-type="float">
            <text:p>789724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832961" calcext:value-type="float">
            <text:p>283296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847226" calcext:value-type="float">
            <text:p>84722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784664" calcext:value-type="float">
            <text:p>378466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949387" calcext:value-type="float">
            <text:p>194938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256106" calcext:value-type="float">
            <text:p>525610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897414" calcext:value-type="float">
            <text:p>189741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414824" calcext:value-type="float">
            <text:p>641482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538268" calcext:value-type="float">
            <text:p>253826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137587" calcext:value-type="float">
            <text:p>313758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907387" calcext:value-type="float">
            <text:p>690738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792300" calcext:value-type="float">
            <text:p>279230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rego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089684" calcext:value-type="float">
            <text:p>108968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ans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801028" calcext:value-type="float">
            <text:p>180102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est Virgi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901974" calcext:value-type="float">
            <text:p>190197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vad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10247" calcext:value-type="float">
            <text:p>11024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315834" calcext:value-type="float">
            <text:p>131583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lorad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123296" calcext:value-type="float">
            <text:p>112329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Dak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41935" calcext:value-type="float">
            <text:p>64193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Dak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42961" calcext:value-type="float">
            <text:p>64296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59456" calcext:value-type="float">
            <text:p>55945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ashingto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736191" calcext:value-type="float">
            <text:p>173619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dah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24873" calcext:value-type="float">
            <text:p>52487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yoming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50742" calcext:value-type="float">
            <text:p>25074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Utah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50310" calcext:value-type="float">
            <text:p>55031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klahom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336434" calcext:value-type="float">
            <text:p>233643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Mexic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31818" calcext:value-type="float">
            <text:p>53181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rizo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99261" calcext:value-type="float">
            <text:p>49926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33242" calcext:value-type="float">
            <text:p>53324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690514" calcext:value-type="float">
            <text:p>469051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91896" calcext:value-type="float">
            <text:p>79189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007280" calcext:value-type="float">
            <text:p>200728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4830192" calcext:value-type="float">
            <text:p>1483019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835329" calcext:value-type="float">
            <text:p>483532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0498012" calcext:value-type="float">
            <text:p>1049801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18085" calcext:value-type="float">
            <text:p>31808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343001" calcext:value-type="float">
            <text:p>234300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318680" calcext:value-type="float">
            <text:p>331868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061929" calcext:value-type="float">
            <text:p>406192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117027" calcext:value-type="float">
            <text:p>211702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444578" calcext:value-type="float">
            <text:p>344457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77747" calcext:value-type="float">
            <text:p>37774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944806" calcext:value-type="float">
            <text:p>294480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291718" calcext:value-type="float">
            <text:p>329171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946627" calcext:value-type="float">
            <text:p>794662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683516" calcext:value-type="float">
            <text:p>268351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934224" calcext:value-type="float">
            <text:p>393422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178914" calcext:value-type="float">
            <text:p>217891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8712176" calcext:value-type="float">
            <text:p>871217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061743" calcext:value-type="float">
            <text:p>306174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13774" calcext:value-type="float">
            <text:p>91377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954653" calcext:value-type="float">
            <text:p>395465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909511" calcext:value-type="float">
            <text:p>190951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371766" calcext:value-type="float">
            <text:p>637176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771305" calcext:value-type="float">
            <text:p>277130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711194" calcext:value-type="float">
            <text:p>771119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621073" calcext:value-type="float">
            <text:p>262107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434575" calcext:value-type="float">
            <text:p>343457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0586223" calcext:value-type="float">
            <text:p>1058622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982483" calcext:value-type="float">
            <text:p>298248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rego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521341" calcext:value-type="float">
            <text:p>152134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ans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905299" calcext:value-type="float">
            <text:p>190529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est Virgi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005552" calcext:value-type="float">
            <text:p>200555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vad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60083" calcext:value-type="float">
            <text:p>16008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325510" calcext:value-type="float">
            <text:p>132551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lorad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325089" calcext:value-type="float">
            <text:p>132508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Dak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19636" calcext:value-type="float">
            <text:p>61963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Dak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52740" calcext:value-type="float">
            <text:p>65274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91024" calcext:value-type="float">
            <text:p>59102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ashingto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378963" calcext:value-type="float">
            <text:p>237896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dah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88637" calcext:value-type="float">
            <text:p>58863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yoming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90529" calcext:value-type="float">
            <text:p>29052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Utah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88862" calcext:value-type="float">
            <text:p>68886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klahom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233351" calcext:value-type="float">
            <text:p>223335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Mexic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81187" calcext:value-type="float">
            <text:p>68118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rizo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49587" calcext:value-type="float">
            <text:p>74958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06921" calcext:value-type="float">
            <text:p>60692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148578" calcext:value-type="float">
            <text:p>514857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859488" calcext:value-type="float">
            <text:p>85948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535234" calcext:value-type="float">
            <text:p>253523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6782304" calcext:value-type="float">
            <text:p>1678230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066782" calcext:value-type="float">
            <text:p>606678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1319366" calcext:value-type="float">
            <text:p>1131936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46292" calcext:value-type="float">
            <text:p>44629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100689" calcext:value-type="float">
            <text:p>310068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966949" calcext:value-type="float">
            <text:p>396694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556155" calcext:value-type="float">
            <text:p>455615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382594" calcext:value-type="float">
            <text:p>238259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943116" calcext:value-type="float">
            <text:p>394311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89881" calcext:value-type="float">
            <text:p>38988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038156" calcext:value-type="float">
            <text:p>303815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567089" calcext:value-type="float">
            <text:p>356708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706397" calcext:value-type="float">
            <text:p>970639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257022" calcext:value-type="float">
            <text:p>325702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662498" calcext:value-type="float">
            <text:p>466249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178141" calcext:value-type="float">
            <text:p>217814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0081158" calcext:value-type="float">
            <text:p>1008115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266740" calcext:value-type="float">
            <text:p>326674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69265" calcext:value-type="float">
            <text:p>96926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319813" calcext:value-type="float">
            <text:p>431981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786272" calcext:value-type="float">
            <text:p>178627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823194" calcext:value-type="float">
            <text:p>782319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951560" calcext:value-type="float">
            <text:p>495156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579677" calcext:value-type="float">
            <text:p>957967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757537" calcext:value-type="float">
            <text:p>275753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951777" calcext:value-type="float">
            <text:p>395177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5717204" calcext:value-type="float">
            <text:p>1571720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413864" calcext:value-type="float">
            <text:p>341386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rego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768687" calcext:value-type="float">
            <text:p>176868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ans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178611" calcext:value-type="float">
            <text:p>217861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est Virgi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860421" calcext:value-type="float">
            <text:p>186042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vad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85278" calcext:value-type="float">
            <text:p>28527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411330" calcext:value-type="float">
            <text:p>141133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lorad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753947" calcext:value-type="float">
            <text:p>175394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Dak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32446" calcext:value-type="float">
            <text:p>63244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Dak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80514" calcext:value-type="float">
            <text:p>68051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74767" calcext:value-type="float">
            <text:p>67476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ashingto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853214" calcext:value-type="float">
            <text:p>285321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dah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67191" calcext:value-type="float">
            <text:p>66719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yoming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30066" calcext:value-type="float">
            <text:p>33006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Utah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890627" calcext:value-type="float">
            <text:p>89062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klahom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328284" calcext:value-type="float">
            <text:p>232828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Mexic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51023" calcext:value-type="float">
            <text:p>95102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rizo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302161" calcext:value-type="float">
            <text:p>130216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lask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26167" calcext:value-type="float">
            <text:p>22616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Hawai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32772" calcext:value-type="float">
            <text:p>63277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37681" calcext:value-type="float">
            <text:p>73768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689170" calcext:value-type="float">
            <text:p>568917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46725" calcext:value-type="float">
            <text:p>94672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031709" calcext:value-type="float">
            <text:p>303170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8236967" calcext:value-type="float">
            <text:p>1823696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168164" calcext:value-type="float">
            <text:p>716816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1793909" calcext:value-type="float">
            <text:p>1179390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48104" calcext:value-type="float">
            <text:p>54810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922399" calcext:value-type="float">
            <text:p>392239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648494" calcext:value-type="float">
            <text:p>464849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082059" calcext:value-type="float">
            <text:p>508205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590516" calcext:value-type="float">
            <text:p>259051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589575" calcext:value-type="float">
            <text:p>458957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44330" calcext:value-type="float">
            <text:p>44433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218706" calcext:value-type="float">
            <text:p>321870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923687" calcext:value-type="float">
            <text:p>392368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0652017" calcext:value-type="float">
            <text:p>1065201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641306" calcext:value-type="float">
            <text:p>364130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193669" calcext:value-type="float">
            <text:p>519366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216912" calcext:value-type="float">
            <text:p>221691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1113976" calcext:value-type="float">
            <text:p>1111397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444165" calcext:value-type="float">
            <text:p>344416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92048" calcext:value-type="float">
            <text:p>99204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676501" calcext:value-type="float">
            <text:p>467650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923295" calcext:value-type="float">
            <text:p>192329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8875083" calcext:value-type="float">
            <text:p>887508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789443" calcext:value-type="float">
            <text:p>678944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1196730" calcext:value-type="float">
            <text:p>1119673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824376" calcext:value-type="float">
            <text:p>282437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417731" calcext:value-type="float">
            <text:p>441773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9953134" calcext:value-type="float">
            <text:p>1995313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804971" calcext:value-type="float">
            <text:p>380497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rego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091385" calcext:value-type="float">
            <text:p>209138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ans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246578" calcext:value-type="float">
            <text:p>224657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est Virgi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744237" calcext:value-type="float">
            <text:p>174423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vad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88738" calcext:value-type="float">
            <text:p>48873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483493" calcext:value-type="float">
            <text:p>148349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lorad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207259" calcext:value-type="float">
            <text:p>220725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Dak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17761" calcext:value-type="float">
            <text:p>61776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Dak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65507" calcext:value-type="float">
            <text:p>66550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94409" calcext:value-type="float">
            <text:p>69440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ashingto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409169" calcext:value-type="float">
            <text:p>340916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dah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12567" calcext:value-type="float">
            <text:p>71256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yoming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32416" calcext:value-type="float">
            <text:p>33241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Utah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059273" calcext:value-type="float">
            <text:p>105927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klahom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559229" calcext:value-type="float">
            <text:p>255922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Mexic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016000" calcext:value-type="float">
            <text:p>101600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rizo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770900" calcext:value-type="float">
            <text:p>177090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lask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00382" calcext:value-type="float">
            <text:p>30038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Hawai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68561" calcext:value-type="float">
            <text:p>76856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20610" calcext:value-type="float">
            <text:p>92061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737037" calcext:value-type="float">
            <text:p>573703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47154" calcext:value-type="float">
            <text:p>94715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107576" calcext:value-type="float">
            <text:p>310757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7558072" calcext:value-type="float">
            <text:p>1755807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364823" calcext:value-type="float">
            <text:p>736482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1863895" calcext:value-type="float">
            <text:p>1186389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94338" calcext:value-type="float">
            <text:p>59433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216975" calcext:value-type="float">
            <text:p>421697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346818" calcext:value-type="float">
            <text:p>534681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881766" calcext:value-type="float">
            <text:p>588176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121820" calcext:value-type="float">
            <text:p>312182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463105" calcext:value-type="float">
            <text:p>546310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11456" calcext:value-type="float">
            <text:p>51145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660777" calcext:value-type="float">
            <text:p>366077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591120" calcext:value-type="float">
            <text:p>459112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0797630" calcext:value-type="float">
            <text:p>1079763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205900" calcext:value-type="float">
            <text:p>420590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5490224" calcext:value-type="float">
            <text:p>549022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520638" calcext:value-type="float">
            <text:p>252063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1426518" calcext:value-type="float">
            <text:p>1142651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893888" calcext:value-type="float">
            <text:p>389388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124660" calcext:value-type="float">
            <text:p>112466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916686" calcext:value-type="float">
            <text:p>491668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286435" calcext:value-type="float">
            <text:p>228643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262078" calcext:value-type="float">
            <text:p>926207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746324" calcext:value-type="float">
            <text:p>974632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4229191" calcext:value-type="float">
            <text:p>1422919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913808" calcext:value-type="float">
            <text:p>291380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705767" calcext:value-type="float">
            <text:p>470576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3667902" calcext:value-type="float">
            <text:p>2366790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075970" calcext:value-type="float">
            <text:p>407597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rego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633105" calcext:value-type="float">
            <text:p>263310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ansas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363679" calcext:value-type="float">
            <text:p>236367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est Virgini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949644" calcext:value-type="float">
            <text:p>194964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vad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800493" calcext:value-type="float">
            <text:p>80049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569825" calcext:value-type="float">
            <text:p>156982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lorad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889964" calcext:value-type="float">
            <text:p>288996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Dak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52717" calcext:value-type="float">
            <text:p>65271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Dakot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690768" calcext:value-type="float">
            <text:p>69076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786690" calcext:value-type="float">
            <text:p>78669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ashington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132156" calcext:value-type="float">
            <text:p>413215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dah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43935" calcext:value-type="float">
            <text:p>94393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yoming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69557" calcext:value-type="float">
            <text:p>46955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Utah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461037" calcext:value-type="float">
            <text:p>146103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klahom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3025290" calcext:value-type="float">
            <text:p>302529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Mexico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1302894" calcext:value-type="float">
            <text:p>130289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rizon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2718215" calcext:value-type="float">
            <text:p>271821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laska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401851" calcext:value-type="float">
            <text:p>40185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Hawaii</text:p>
          </table:table-cell>
          <table:table-cell table:style-name="ce1" office:value-type="string" calcext:value-type="string">
            <text:p>', population: </text:p>
          </table:table-cell>
          <table:table-cell table:style-name="ce6" office:value-type="float" office:value="964691" calcext:value-type="float">
            <text:p>96469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1109252" calcext:value-type="float">
            <text:p>110925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6016425" calcext:value-type="float">
            <text:p>601642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1003464" calcext:value-type="float">
            <text:p>100346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3287116" calcext:value-type="float">
            <text:p>328711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17990455" calcext:value-type="float">
            <text:p>1799045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7730188" calcext:value-type="float">
            <text:p>773018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11881643" calcext:value-type="float">
            <text:p>1188164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666168" calcext:value-type="float">
            <text:p>66616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4781468" calcext:value-type="float">
            <text:p>478146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6187358" calcext:value-type="float">
            <text:p>618735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6628637" calcext:value-type="float">
            <text:p>662863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3486703" calcext:value-type="float">
            <text:p>348670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6478216" calcext:value-type="float">
            <text:p>647821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562758" calcext:value-type="float">
            <text:p>56275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3685296" calcext:value-type="float">
            <text:p>368529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4877185" calcext:value-type="float">
            <text:p>487718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10847115" calcext:value-type="float">
            <text:p>1084711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4219973" calcext:value-type="float">
            <text:p>421997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5544159" calcext:value-type="float">
            <text:p>554415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2573216" calcext:value-type="float">
            <text:p>257321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11430602" calcext:value-type="float">
            <text:p>1143060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4040587" calcext:value-type="float">
            <text:p>404058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1227928" calcext:value-type="float">
            <text:p>122792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5117073" calcext:value-type="float">
            <text:p>511707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2350725" calcext:value-type="float">
            <text:p>235072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9295297" calcext:value-type="float">
            <text:p>929529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12937926" calcext:value-type="float">
            <text:p>1293792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16986510" calcext:value-type="float">
            <text:p>1698651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2776755" calcext:value-type="float">
            <text:p>277675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4891769" calcext:value-type="float">
            <text:p>489176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29760021" calcext:value-type="float">
            <text:p>2976002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4375099" calcext:value-type="float">
            <text:p>437509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regon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2842321" calcext:value-type="float">
            <text:p>284232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ansas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2477574" calcext:value-type="float">
            <text:p>247757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est Virgini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1793477" calcext:value-type="float">
            <text:p>179347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vad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1201833" calcext:value-type="float">
            <text:p>120183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1578385" calcext:value-type="float">
            <text:p>157838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lorado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3294394" calcext:value-type="float">
            <text:p>329439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Dakot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638800" calcext:value-type="float">
            <text:p>63880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Dakot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696004" calcext:value-type="float">
            <text:p>69600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799065" calcext:value-type="float">
            <text:p>79906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ashington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4866692" calcext:value-type="float">
            <text:p>486669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daho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1006749" calcext:value-type="float">
            <text:p>100674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yoming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453588" calcext:value-type="float">
            <text:p>45358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Utah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1722850" calcext:value-type="float">
            <text:p>172285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klahom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3145585" calcext:value-type="float">
            <text:p>314558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Mexico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1515069" calcext:value-type="float">
            <text:p>151506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rizon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3665228" calcext:value-type="float">
            <text:p>366522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lask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550043" calcext:value-type="float">
            <text:p>55004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Hawaii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1108229" calcext:value-type="float">
            <text:p>110822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1235786" calcext:value-type="float">
            <text:p>123578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6349097" calcext:value-type="float">
            <text:p>634909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1048319" calcext:value-type="float">
            <text:p>104831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3405565" calcext:value-type="float">
            <text:p>340556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18976457" calcext:value-type="float">
            <text:p>1897645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8414350" calcext:value-type="float">
            <text:p>841435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12281054" calcext:value-type="float">
            <text:p>1228105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783600" calcext:value-type="float">
            <text:p>78360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5296486" calcext:value-type="float">
            <text:p>529648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7078515" calcext:value-type="float">
            <text:p>707851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8049313" calcext:value-type="float">
            <text:p>804931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4012012" calcext:value-type="float">
            <text:p>401201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8186453" calcext:value-type="float">
            <text:p>818645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608827" calcext:value-type="float">
            <text:p>60882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4041769" calcext:value-type="float">
            <text:p>404176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5689283" calcext:value-type="float">
            <text:p>568928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11353140" calcext:value-type="float">
            <text:p>1135314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4468976" calcext:value-type="float">
            <text:p>446897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6080485" calcext:value-type="float">
            <text:p>608048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2844658" calcext:value-type="float">
            <text:p>284465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12419293" calcext:value-type="float">
            <text:p>1241929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4447100" calcext:value-type="float">
            <text:p>444710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1274923" calcext:value-type="float">
            <text:p>127492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5595211" calcext:value-type="float">
            <text:p>559521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2673400" calcext:value-type="float">
            <text:p>267340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9938444" calcext:value-type="float">
            <text:p>993844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15982378" calcext:value-type="float">
            <text:p>1598237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20851820" calcext:value-type="float">
            <text:p>2085182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2926324" calcext:value-type="float">
            <text:p>292632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5363675" calcext:value-type="float">
            <text:p>536367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33871648" calcext:value-type="float">
            <text:p>3387164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4919479" calcext:value-type="float">
            <text:p>491947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regon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3421399" calcext:value-type="float">
            <text:p>342139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ansas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2688418" calcext:value-type="float">
            <text:p>268841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est Virgini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1808344" calcext:value-type="float">
            <text:p>180834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vad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1998257" calcext:value-type="float">
            <text:p>199825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1711263" calcext:value-type="float">
            <text:p>171126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lorado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4301261" calcext:value-type="float">
            <text:p>430126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Dakot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642200" calcext:value-type="float">
            <text:p>64220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Dakot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754844" calcext:value-type="float">
            <text:p>75484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902195" calcext:value-type="float">
            <text:p>90219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ashington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5894121" calcext:value-type="float">
            <text:p>589412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daho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1293953" calcext:value-type="float">
            <text:p>129395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yoming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493782" calcext:value-type="float">
            <text:p>49378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Utah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2233169" calcext:value-type="float">
            <text:p>223316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klahom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3450654" calcext:value-type="float">
            <text:p>345065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Mexico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1819046" calcext:value-type="float">
            <text:p>181904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rizon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5130632" calcext:value-type="float">
            <text:p>513063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laska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626932" calcext:value-type="float">
            <text:p>62693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Hawaii</text:p>
          </table:table-cell>
          <table:table-cell table:style-name="ce1" office:value-type="string" calcext:value-type="string">
            <text:p>', population: </text:p>
          </table:table-cell>
          <table:table-cell table:style-name="ce8" office:value-type="float" office:value="1211537" calcext:value-type="float">
            <text:p>121153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1371246" calcext:value-type="float">
            <text:p>137124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6976597" calcext:value-type="float">
            <text:p>697659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1056161" calcext:value-type="float">
            <text:p>105616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3563077" calcext:value-type="float">
            <text:p>356307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19440469" calcext:value-type="float">
            <text:p>1944046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8936574" calcext:value-type="float">
            <text:p>893657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12820878" calcext:value-type="float">
            <text:p>1282087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982895" calcext:value-type="float">
            <text:p>98289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6083116" calcext:value-type="float">
            <text:p>608311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8626207" calcext:value-type="float">
            <text:p>862620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10611862" calcext:value-type="float">
            <text:p>1061186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5210095" calcext:value-type="float">
            <text:p>521009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10736059" calcext:value-type="float">
            <text:p>1073605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628061" calcext:value-type="float">
            <text:p>62806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4499692" calcext:value-type="float">
            <text:p>449969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6897576" calcext:value-type="float">
            <text:p>689757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11747694" calcext:value-type="float">
            <text:p>1174769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4645184" calcext:value-type="float">
            <text:p>464518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6745354" calcext:value-type="float">
            <text:p>674535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2989260" calcext:value-type="float">
            <text:p>298926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12659682" calcext:value-type="float">
            <text:p>1265968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4908621" calcext:value-type="float">
            <text:p>490862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1345790" calcext:value-type="float">
            <text:p>134579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6169270" calcext:value-type="float">
            <text:p>616927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3038999" calcext:value-type="float">
            <text:p>303899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10045029" calcext:value-type="float">
            <text:p>1004502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21992985" calcext:value-type="float">
            <text:p>2199298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29472295" calcext:value-type="float">
            <text:p>2947229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3179849" calcext:value-type="float">
            <text:p>317984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5851754" calcext:value-type="float">
            <text:p>585175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39937489" calcext:value-type="float">
            <text:p>3993748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5700671" calcext:value-type="float">
            <text:p>570067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regon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4301089" calcext:value-type="float">
            <text:p>430108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ansas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2910357" calcext:value-type="float">
            <text:p>291035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est Virgini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1778070" calcext:value-type="float">
            <text:p>177807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vad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3139658" calcext:value-type="float">
            <text:p>313965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1952570" calcext:value-type="float">
            <text:p>195257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lorado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5845526" calcext:value-type="float">
            <text:p>584552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Dakot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761723" calcext:value-type="float">
            <text:p>76172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Dakot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903027" calcext:value-type="float">
            <text:p>90302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1086759" calcext:value-type="float">
            <text:p>108675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ashington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7797095" calcext:value-type="float">
            <text:p>779709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daho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1826156" calcext:value-type="float">
            <text:p>182615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yoming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567025" calcext:value-type="float">
            <text:p>56702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Utah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3282115" calcext:value-type="float">
            <text:p>328211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klahom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3954821" calcext:value-type="float">
            <text:p>395482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Mexico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2096640" calcext:value-type="float">
            <text:p>209664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rizon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7378494" calcext:value-type="float">
            <text:p>737849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lask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734002" calcext:value-type="float">
            <text:p>73400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Hawaii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1412687" calcext:value-type="float">
            <text:p>141268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1316777" calcext:value-type="float">
            <text:p>131677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6566431" calcext:value-type="float">
            <text:p>656643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1053938" calcext:value-type="float">
            <text:p>105393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3579125" calcext:value-type="float">
            <text:p>357912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19400080" calcext:value-type="float">
            <text:p>1940008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8799624" calcext:value-type="float">
            <text:p>879962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12711158" calcext:value-type="float">
            <text:p>1271115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899595" calcext:value-type="float">
            <text:p>89959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5788642" calcext:value-type="float">
            <text:p>578864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8023680" calcext:value-type="float">
            <text:p>802368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9574293" calcext:value-type="float">
            <text:p>957429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4635656" calcext:value-type="float">
            <text:p>463565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9711810" calcext:value-type="float">
            <text:p>971181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625880" calcext:value-type="float">
            <text:p>62588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4348200" calcext:value-type="float">
            <text:p>434820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6355301" calcext:value-type="float">
            <text:p>635530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11539327" calcext:value-type="float">
            <text:p>1153932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4544532" calcext:value-type="float">
            <text:p>454453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6490436" calcext:value-type="float">
            <text:p>649043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2970536" calcext:value-type="float">
            <text:p>297053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12840762" calcext:value-type="float">
            <text:p>1284076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4785448" calcext:value-type="float">
            <text:p>478544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1327632" calcext:value-type="float">
            <text:p>132763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5995976" calcext:value-type="float">
            <text:p>599597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2921978" calcext:value-type="float">
            <text:p>292197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9877535" calcext:value-type="float">
            <text:p>987753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18845785" calcext:value-type="float">
            <text:p>1884578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25242679" calcext:value-type="float">
            <text:p>2524267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3050767" calcext:value-type="float">
            <text:p>3050767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5690479" calcext:value-type="float">
            <text:p>5690479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37320903" calcext:value-type="float">
            <text:p>3732090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5310843" calcext:value-type="float">
            <text:p>531084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regon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3837532" calcext:value-type="float">
            <text:p>383753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Kansas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2858213" calcext:value-type="float">
            <text:p>285821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est Virgini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1854214" calcext:value-type="float">
            <text:p>185421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vad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2702464" calcext:value-type="float">
            <text:p>270246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1829536" calcext:value-type="float">
            <text:p>182953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Colorado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5048281" calcext:value-type="float">
            <text:p>5048281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orth Dakot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674710" calcext:value-type="float">
            <text:p>674710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South Dakot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816165" calcext:value-type="float">
            <text:p>816165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990722" calcext:value-type="float">
            <text:p>99072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ashington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6742902" calcext:value-type="float">
            <text:p>674290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Idaho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1570773" calcext:value-type="float">
            <text:p>157077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Wyoming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564483" calcext:value-type="float">
            <text:p>56448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Utah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2775334" calcext:value-type="float">
            <text:p>277533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Oklahom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3759632" calcext:value-type="float">
            <text:p>3759632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New Mexico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2064588" calcext:value-type="float">
            <text:p>2064588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rizon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6407774" calcext:value-type="float">
            <text:p>6407774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Alaska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713906" calcext:value-type="float">
            <text:p>713906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', state_name: '</text:p>
          </table:table-cell>
          <table:table-cell table:style-name="ce1" office:value-type="string" calcext:value-type="string">
            <text:p>Hawaii</text:p>
          </table:table-cell>
          <table:table-cell table:style-name="ce1" office:value-type="string" calcext:value-type="string">
            <text:p>', population: </text:p>
          </table:table-cell>
          <table:table-cell table:style-name="ce9" office:value-type="float" office:value="1363963" calcext:value-type="float">
            <text:p>1363963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 table:number-rows-repeated="1047617">
          <table:table-cell table:number-columns-repeated="1017"/>
        </table:table-row>
        <table:table-row table:style-name="ro2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 style:data-style-name="N2" text:time-value="12:12:28.667671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11:53:39.973089788</meta:creation-date>
    <dc:date>2020-01-26T12:13:36.722858254</dc:date>
    <meta:editing-duration>PT2H7M21S</meta:editing-duration>
    <meta:editing-cycles>43</meta:editing-cycles>
    <meta:generator>LibreOffice/6.0.7.3$Linux_X86_64 LibreOffice_project/00m0$Build-3</meta:generator>
    <meta:document-statistic meta:table-count="1" meta:cell-count="8415" meta:object-count="0"/>
  </office:meta>
</office:document-meta>
</file>